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F3516BC766.png"/>
  <manifest:file-entry manifest:media-type="image/png" manifest:full-path="Pictures/1000000000000343000002841E7A8382.png"/>
  <manifest:file-entry manifest:media-type="image/png" manifest:full-path="Pictures/10000000000004FF000002F1043005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586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9cm" fo:min-width="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2.5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2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8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5.2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382cm"/>
    </style:style>
    <style:style style:name="gr10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FreeSerif" style:font-family-generic="roman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text-properties fo:font-family="FreeSerif" style:font-family-generic="roman" style:font-pitch="variable" fo:font-weight="bold" style:font-weight-asian="bold" style:font-weight-complex="bold"/>
    </style:style>
    <style:style style:name="T1" style:family="text">
      <style:text-properties fo:color="#ffffff" fo:font-family="FreeSerif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family="FreeSerif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cm" svg:height="13.57cm" svg:x="5.2cm" svg:y="5.45cm">
          <draw:image xlink:href="Pictures/1000000000000500000002F3516BC766.png" xlink:type="simple" xlink:show="embed" xlink:actuate="onLoad">
            <text:p/>
          </draw:image>
        </draw:frame>
        <draw:g>
          <draw:custom-shape draw:style-name="gr2" draw:text-style-name="P1" draw:layer="layout" svg:width="10cm" svg:height="6.7cm" draw:transform="rotate (3.1415926535892) translate (20.2cm 16.3cm)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2" draw:layer="layout" svg:width="3cm" svg:height="1.879cm" svg:x="13.8cm" svg:y="14.027cm">
            <draw:text-box>
              <text:p text:style-name="P1"><text:span text:style-name="T1">Event Console</text:span></text:p>
            </draw:text-box>
          </draw:frame>
          <draw:frame draw:style-name="gr3" draw:text-style-name="P3" draw:layer="layout" svg:width="3.9cm" svg:height="1.879cm" svg:x="10.6cm" svg:y="12.123cm">
            <draw:text-box>
              <text:p text:style-name="P1"><text:span text:style-name="T2">Tree View</text:span></text:p>
              <text:p text:style-name="P1"><text:span text:style-name="T2">Pane</text:span></text:p>
            </draw:text-box>
          </draw:frame>
          <draw:frame draw:style-name="gr3" draw:text-style-name="P3" draw:layer="layout" svg:width="3.9cm" svg:height="1.879cm" svg:x="13.4cm" svg:y="10.223cm">
            <draw:text-box>
              <text:p text:style-name="P1"><text:span text:style-name="T2">Graph View</text:span></text:p>
              <text:p text:style-name="P1"><text:span text:style-name="T2">Pane</text:span></text:p>
            </draw:text-box>
          </draw:frame>
        </draw:g>
        <draw:g>
          <draw:line draw:style-name="gr4" draw:text-style-name="P1" draw:layer="layout" svg:x1="4.3cm" svg:y1="6.8cm" svg:x2="5.2cm" svg:y2="6.8cm">
            <text:p/>
          </draw:line>
          <draw:frame draw:style-name="gr5" draw:text-style-name="P4" draw:layer="layout" svg:width="2.923cm" svg:height="1.073cm" svg:x="1.373cm" svg:y="6.3cm">
            <draw:text-box>
              <text:p><text:span text:style-name="T3">Tool Bar</text:span></text:p>
            </draw:text-box>
          </draw:frame>
        </draw:g>
        <draw:g>
          <draw:line draw:style-name="gr4" draw:text-style-name="P1" draw:layer="layout" svg:x1="4.4cm" svg:y1="6.2cm" svg:x2="5.2cm" svg:y2="6.2cm">
            <text:p/>
          </draw:line>
          <draw:frame draw:style-name="gr6" draw:text-style-name="P4" draw:layer="layout" svg:width="3.271cm" svg:height="1.072cm" svg:x="1.174cm" svg:y="5.6cm">
            <draw:text-box>
              <text:p><text:span text:style-name="T3">Menu Bar</text:span></text:p>
            </draw:text-box>
          </draw:frame>
        </draw:g>
        <draw:g>
          <draw:line draw:style-name="gr4" draw:text-style-name="P1" draw:layer="layout" svg:x1="10.3cm" svg:y1="4.6cm" svg:x2="10.3cm" svg:y2="7.1cm">
            <text:p/>
          </draw:line>
          <draw:frame draw:style-name="gr7" draw:text-style-name="P4" draw:layer="layout" svg:width="5.091cm" svg:height="1.072cm" svg:x="5.575cm" svg:y="3.7cm">
            <draw:text-box>
              <text:p><text:span text:style-name="T3">Dashboard Tab</text:span></text:p>
            </draw:text-box>
          </draw:frame>
        </draw:g>
        <draw:g>
          <draw:line draw:style-name="gr4" draw:text-style-name="P1" draw:layer="layout" svg:x1="11.6cm" svg:y1="4.6cm" svg:x2="11.6cm" svg:y2="7.1cm">
            <text:p/>
          </draw:line>
          <draw:frame draw:style-name="gr8" draw:text-style-name="P4" draw:layer="layout" svg:width="5.48cm" svg:height="1.072cm" svg:x="11.175cm" svg:y="3.7cm">
            <draw:text-box>
              <text:p><text:span text:style-name="T3">Web Browser Tab</text:span></text:p>
            </draw:text-box>
          </draw:frame>
        </draw:g>
        <draw:g>
          <draw:line draw:style-name="gr4" draw:text-style-name="P1" draw:layer="layout" svg:x1="26.098cm" svg:y1="4.541cm" svg:x2="26.1cm" svg:y2="7.6cm">
            <text:p/>
          </draw:line>
          <draw:frame draw:style-name="gr9" draw:text-style-name="P4" draw:layer="layout" svg:width="4.617cm" svg:height="1.072cm" svg:x="21.775cm" svg:y="3.7cm">
            <draw:text-box>
              <text:p><text:span text:style-name="T3">Statistics Panel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23cm" svg:height="13.54cm" svg:x="5.2cm" svg:y="5.36cm">
          <draw:image xlink:href="Pictures/10000000000004FF000002F1043005CA.png" xlink:type="simple" xlink:show="embed" xlink:actuate="onLoad">
            <text:p/>
          </draw:image>
        </draw:frame>
        <draw:g>
          <draw:custom-shape draw:style-name="gr2" draw:text-style-name="P1" draw:layer="layout" svg:width="11.3cm" svg:height="7.5cm" draw:transform="rotate (3.1415926535892) translate (21.5cm 16.6cm)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2" draw:layer="layout" svg:width="3cm" svg:height="2.54cm" svg:x="14.5cm" svg:y="13.927cm">
            <draw:text-box>
              <text:p text:style-name="P1"><text:span text:style-name="T1">Event Console</text:span></text:p>
              <text:p text:style-name="P1"><text:span text:style-name="T1">Pane</text:span></text:p>
            </draw:text-box>
          </draw:frame>
          <draw:frame draw:style-name="gr3" draw:text-style-name="P3" draw:layer="layout" svg:width="3.2cm" svg:height="1.879cm" svg:x="10.8cm" svg:y="12.023cm">
            <draw:text-box>
              <text:p text:style-name="P1"><text:span text:style-name="T2">Explorer Pane</text:span></text:p>
            </draw:text-box>
          </draw:frame>
          <draw:frame draw:style-name="gr3" draw:text-style-name="P3" draw:layer="layout" svg:width="3.9cm" svg:height="1.879cm" svg:x="13.8cm" svg:y="9.723cm">
            <draw:text-box>
              <text:p text:style-name="P1"><text:span text:style-name="T2">Quick View</text:span></text:p>
              <text:p text:style-name="P1"><text:span text:style-name="T2">Pane</text:span></text:p>
            </draw:text-box>
          </draw:frame>
        </draw:g>
        <draw:g>
          <draw:line draw:style-name="gr4" draw:text-style-name="P1" draw:layer="layout" svg:x1="4.3cm" svg:y1="6.8cm" svg:x2="5.2cm" svg:y2="6.8cm">
            <text:p/>
          </draw:line>
          <draw:frame draw:style-name="gr5" draw:text-style-name="P4" draw:layer="layout" svg:width="2.923cm" svg:height="1.073cm" svg:x="1.373cm" svg:y="6.3cm">
            <draw:text-box>
              <text:p><text:span text:style-name="T3">Tool Bar</text:span></text:p>
            </draw:text-box>
          </draw:frame>
        </draw:g>
        <draw:g>
          <draw:line draw:style-name="gr4" draw:text-style-name="P1" draw:layer="layout" svg:x1="4.4cm" svg:y1="6.2cm" svg:x2="5.2cm" svg:y2="6.2cm">
            <text:p/>
          </draw:line>
          <draw:frame draw:style-name="gr6" draw:text-style-name="P4" draw:layer="layout" svg:width="3.271cm" svg:height="1.072cm" svg:x="1.174cm" svg:y="5.6cm">
            <draw:text-box>
              <text:p><text:span text:style-name="T3">Menu Bar</text:span></text:p>
            </draw:text-box>
          </draw:frame>
        </draw:g>
        <draw:g>
          <draw:line draw:style-name="gr4" draw:text-style-name="P1" draw:layer="layout" svg:x1="10.3cm" svg:y1="4.6cm" svg:x2="10.3cm" svg:y2="7.1cm">
            <text:p/>
          </draw:line>
          <draw:frame draw:style-name="gr7" draw:text-style-name="P4" draw:layer="layout" svg:width="5.091cm" svg:height="1.072cm" svg:x="5.575cm" svg:y="3.7cm">
            <draw:text-box>
              <text:p><text:span text:style-name="T3">Dashboard Tab</text:span></text:p>
            </draw:text-box>
          </draw:frame>
        </draw:g>
        <draw:g>
          <draw:line draw:style-name="gr4" draw:text-style-name="P1" draw:layer="layout" svg:x1="11.6cm" svg:y1="4.6cm" svg:x2="11.6cm" svg:y2="7.1cm">
            <text:p/>
          </draw:line>
          <draw:frame draw:style-name="gr8" draw:text-style-name="P4" draw:layer="layout" svg:width="5.825cm" svg:height="1.072cm" svg:x="11.175cm" svg:y="3.7cm">
            <draw:text-box>
              <text:p><text:span text:style-name="T3">Native Web UI Tab</text:span></text:p>
            </draw:text-box>
          </draw:frame>
        </draw:g>
        <draw:g>
          <draw:line draw:style-name="gr4" draw:text-style-name="P1" draw:layer="layout" svg:x1="26.098cm" svg:y1="4.541cm" svg:x2="26.1cm" svg:y2="7.6cm">
            <text:p/>
          </draw:line>
          <draw:frame draw:style-name="gr9" draw:text-style-name="P4" draw:layer="layout" svg:width="4.617cm" svg:height="1.072cm" svg:x="22.575cm" svg:y="3.7cm">
            <draw:text-box>
              <text:p><text:span text:style-name="T3">Chart Panel</text:span></text:p>
            </draw:text-box>
          </draw:frame>
        </draw:g>
      </draw:page>
      <draw:page draw:name="page3" draw:style-name="dp1" draw:master-page-name="Default">
        <draw:frame draw:style-name="gr1" draw:text-style-name="P1" draw:layer="layout" svg:width="21.09cm" svg:height="16.27cm" svg:x="6.31cm" svg:y="3.03cm">
          <draw:image xlink:href="Pictures/1000000000000343000002841E7A8382.png" xlink:type="simple" xlink:show="embed" xlink:actuate="onLoad">
            <text:p/>
          </draw:image>
        </draw:frame>
        <draw:g>
          <draw:line draw:style-name="gr4" draw:text-style-name="P1" draw:layer="layout" svg:x1="5.3cm" svg:y1="4.8cm" svg:x2="6.2cm" svg:y2="4.8cm">
            <text:p/>
          </draw:line>
          <draw:frame draw:style-name="gr5" draw:text-style-name="P4" draw:layer="layout" svg:width="2.923cm" svg:height="1.073cm" svg:x="2.373cm" svg:y="4.3cm">
            <draw:text-box>
              <text:p><text:span text:style-name="T3">Tool Bar</text:span></text:p>
            </draw:text-box>
          </draw:frame>
        </draw:g>
        <draw:g>
          <draw:line draw:style-name="gr4" draw:text-style-name="P1" draw:layer="layout" svg:x1="5.5cm" svg:y1="4.1cm" svg:x2="6.3cm" svg:y2="4.1cm">
            <text:p/>
          </draw:line>
          <draw:frame draw:style-name="gr6" draw:text-style-name="P4" draw:layer="layout" svg:width="3.271cm" svg:height="1.072cm" svg:x="2.274cm" svg:y="3.5cm">
            <draw:text-box>
              <text:p><text:span text:style-name="T3">Menu Bar</text:span></text:p>
            </draw:text-box>
          </draw:frame>
        </draw:g>
        <draw:g>
          <draw:custom-shape draw:style-name="gr10" draw:text-style-name="P1" draw:layer="layout" svg:width="6cm" svg:height="3cm" svg:x="9cm" svg:y="2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1" draw:text-style-name="P3" draw:layer="layout" svg:width="3.5cm" svg:height="1.777cm" svg:x="10.4cm" svg:y="3.4cm">
            <draw:text-box>
              <text:p text:style-name="P1"><text:span text:style-name="T2"><text:s/></text:span><text:span text:style-name="T2">Explorer</text:span></text:p>
              <text:p text:style-name="P1"><text:span text:style-name="T2">Pane</text:span></text:p>
            </draw:text-box>
          </draw:frame>
        </draw:g>
        <draw:g>
          <draw:custom-shape draw:style-name="gr10" draw:text-style-name="P1" draw:layer="layout" svg:width="6cm" svg:height="3cm" svg:x="18.5cm" svg:y="2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1" draw:text-style-name="P3" draw:layer="layout" svg:width="2.7cm" svg:height="1.777cm" svg:x="20.3cm" svg:y="3.5cm">
            <draw:text-box>
              <text:p text:style-name="P1"><text:span text:style-name="T2">Edition Pan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drigue Chakode</meta:initial-creator>
    <meta:creation-date>2010-12-11T15:14:18</meta:creation-date>
    <dc:date>2010-12-19T12:39:06</dc:date>
    <dc:creator>Rodrigue Chakode</dc:creator>
    <meta:editing-duration>PT41H41M17S</meta:editing-duration>
    <meta:editing-cycles>55</meta:editing-cycles>
    <meta:generator>OpenOffice.org/3.2$Linux OpenOffice.org_project/320m19$Build-9505</meta:generator>
    <meta:document-statistic meta:object-count="55"/>
  </office:meta>
</office:document-meta>
</file>